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.467" calcext:value-type="float">
            <text:p>0.4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0.767" calcext:value-type="float">
            <text:p>0.76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0.901" calcext:value-type="float">
            <text:p>0.90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.235" calcext:value-type="float">
            <text:p>1.23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1.535" calcext:value-type="float">
            <text:p>1.535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1.835" calcext:value-type="float">
            <text:p>1.835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.985" calcext:value-type="float">
            <text:p>1.985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.135" calcext:value-type="float">
            <text:p>2.135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2.302" calcext:value-type="float">
            <text:p>2.302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2.436" calcext:value-type="float">
            <text:p>2.436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2.569" calcext:value-type="float">
            <text:p>2.569</text:p>
          </table:table-cell>
          <table:table-cell office:value-type="float" office:value="1350" calcext:value-type="float">
            <text:p>13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6T20:36:18.336201118</meta:creation-date>
    <dc:date>2014-12-06T20:36:43.594901368</dc:date>
    <meta:editing-duration>P0D</meta:editing-duration>
    <meta:editing-cycles>1</meta:editing-cycles>
    <meta:document-statistic meta:table-count="1" meta:cell-count="30" meta:object-count="0"/>
    <meta:generator>LibreOffice/4.2.7.2$Linux_X86_64 LibreOffice_project/420m0$Build-2</meta:generator>
  </office:meta>
</office:document-meta>
</file>